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09ba7d" officeooo:paragraph-rsid="0009ba7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09ba7d" officeooo:paragraph-rsid="0009ba7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0bcb03" officeooo:paragraph-rsid="000bcb0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0cd6ba" officeooo:paragraph-rsid="000cd6b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0cd6ba" officeooo:paragraph-rsid="000f84a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0dfd12" officeooo:paragraph-rsid="000cd6b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0f84aa" officeooo:paragraph-rsid="000f84a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font-weight="normal" officeooo:rsid="000f84aa" officeooo:paragraph-rsid="000f84a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officeooo:rsid="001035e7" officeooo:paragraph-rsid="001035e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normal" officeooo:rsid="0013dab6" officeooo:paragraph-rsid="0013dab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officeooo:rsid="00151ef4" officeooo:paragraph-rsid="00151ef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normal" officeooo:rsid="00168bc8" officeooo:paragraph-rsid="00168bc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normal" officeooo:rsid="0017e4db" officeooo:paragraph-rsid="0017e4db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Arial" fo:font-size="12pt" fo:font-weight="normal" officeooo:rsid="0017e4db" officeooo:paragraph-rsid="0017e4d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12pt" fo:font-weight="normal" officeooo:rsid="00180192" officeooo:paragraph-rsid="0018019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normal" officeooo:rsid="00180192" officeooo:paragraph-rsid="0018019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officeooo:rsid="000f84aa" officeooo:paragraph-rsid="000f84aa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12pt" fo:font-weight="bold" officeooo:rsid="000f84aa" officeooo:paragraph-rsid="000f84aa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12pt" fo:font-weight="bold" officeooo:rsid="00127799" officeooo:paragraph-rsid="00127799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" fo:font-size="12pt" fo:font-weight="bold" officeooo:rsid="00151ef4" officeooo:paragraph-rsid="00151ef4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" fo:font-size="12pt" fo:font-weight="bold" officeooo:rsid="00180192" officeooo:paragraph-rsid="00180192" style:font-size-asian="12pt" style:font-weight-asian="bold" style:font-size-complex="12pt" style:font-weight-complex="bold"/>
    </style:style>
    <style:style style:name="T1" style:family="text">
      <style:text-properties officeooo:rsid="0009ba7d"/>
    </style:style>
    <style:style style:name="T2" style:family="text">
      <style:text-properties fo:font-weight="bold" officeooo:rsid="0009ba7d" style:font-weight-asian="bold" style:font-weight-complex="bold"/>
    </style:style>
    <style:style style:name="T3" style:family="text">
      <style:text-properties fo:font-weight="bold" officeooo:rsid="001035e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bcb03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f84aa"/>
    </style:style>
    <style:style style:name="T8" style:family="text">
      <style:text-properties officeooo:rsid="0010939b"/>
    </style:style>
    <style:style style:name="T9" style:family="text">
      <style:text-properties officeooo:rsid="00151ef4"/>
    </style:style>
    <style:style style:name="T10" style:family="text">
      <style:text-properties officeooo:rsid="00168b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71 </text:span><text:span text:style-name="T2">– </text:span><text:span text:style-name="T4">RPM E YUM – PARTE 02 – <text:s/>GERENCIAMENTO DE PACOTES RPM COM YUM NO LINUX</text:span></text:h>
      <text:p text:style-name="P2">*** <text:span text:style-name="T1">GERENCIADOR UPDATER, MODIFIED </text:span>***</text:p>
      <text:p text:style-name="P2"/>
      <text:p text:style-name="P3">Yellowdog Updater Modified</text:p>
      <text:p text:style-name="P3">Front-end para o rpm </text:p>
      <text:p text:style-name="P3">Controla as depen<text:span text:style-name="T5">dência dos pacotes.</text:span></text:p>
      <text:p text:style-name="P3"/>
      <text:p text:style-name="P5">Arquivo de configuração do yum:</text:p>
      <text:p text:style-name="P5"><text:tab/>/etc/yum.conf</text:p>
      <text:p text:style-name="P5">Respositórios:</text:p>
      <text:p text:style-name="P5"><text:tab/>/etc/yum.respos.d</text:p>
      <text:p text:style-name="P6"/>
      <text:p text:style-name="P6">Usando o comando su: su [senha] [enter]</text:p>
      <text:p text:style-name="P6"/>
      <text:p text:style-name="P6">Entrando no diretório etc: cd /etc </text:p>
      <text:p text:style-name="P6"/>
      <text:p text:style-name="P8">Nome do repositório: yum.repos.d</text:p>
      <text:p text:style-name="P8"/>
      <text:p text:style-name="P7">Entrando no diretório <text:span text:style-name="T7">yum.repos.d:</text:span></text:p>
      <text:p text:style-name="P7"/>
      <text:p text:style-name="P19">cd yum.repos.d</text:p>
      <text:p text:style-name="P9"/>
      <text:p text:style-name="P10">*** <text:span text:style-name="T3">ARQUIVOS DE REPOSITÓRIOS </text:span>*** </text:p>
      <text:p text:style-name="P10"/>
      <text:p text:style-name="P11">[nome]</text:p>
      <text:p text:style-name="P11">name= <text:span text:style-name="T8">String que identifica o repositório</text:span></text:p>
      <text:p text:style-name="P11">baseurl= <text:span text:style-name="T8">Caminho do repositório</text:span></text:p>
      <text:p text:style-name="P11">mirrorlist= <text:span text:style-name="T8">Lista de espelhos</text:span></text:p>
      <text:p text:style-name="P11">enabled=1 <text:span text:style-name="T8">Habilitado ou desabilitado</text:span></text:p>
      <text:p text:style-name="P11">metadata_expire= <text:span text:style-name="T8">Expiração dos metadados</text:span></text:p>
      <text:p text:style-name="P11">gpgcheck=0 <text:span text:style-name="T8">Verifica assinatura gpg</text:span></text:p>
      <text:p text:style-name="P11">gpgkey= <text:span text:style-name="T8">Chave gpg a usar</text:span></text:p>
      <text:p text:style-name="P11"/>
      <text:p text:style-name="P21">*** YUM – COMANDOS MAIS COMUNS ***</text:p>
      <text:p text:style-name="P21"/>
      <text:p text:style-name="P12">install – Instala pacotes no sistema</text:p>
      <text:p text:style-name="P12">erase – Remove pacotes do sistema </text:p>
      <text:p text:style-name="P12">update – Atualiza pacotes no sistema</text:p>
      <text:p text:style-name="P12">list – Lista pacotes ou grupos de pacotes</text:p>
      <text:p text:style-name="P12">search – Procura detalhes de pacotes </text:p>
      <text:p text:style-name="P10"/>
      <text:p text:style-name="P20">*** <text:span text:style-name="T9">EXEMPLOS DO COMANDO YUM </text:span>*** </text:p>
      <text:p text:style-name="P8"/>
      <text:p text:style-name="P13">Verificar todos os pacotes instalados e disponíveis:</text:p>
      <text:p text:style-name="P13">yum list</text:p>
      <text:p text:style-name="P13"/>
      <text:p text:style-name="P13">Coletar informações sobre um serviço específico:</text:p>
      <text:p text:style-name="P13">yum info httpd</text:p>
      <text:p text:style-name="P13"/>
      <text:p text:style-name="P13">Verificar atualizações disponíveis</text:p>
      <text:p text:style-name="P13"><text:soft-page-break/>yum check-update</text:p>
      <text:p text:style-name="P13"/>
      <text:p text:style-name="P13">Mostrar os repositórios conhecidos pelo yum:</text:p>
      <text:p text:style-name="P13">yum repolist</text:p>
      <text:p text:style-name="P13"/>
      <text:p text:style-name="P13">Procurar pacotes pelo nome:</text:p>
      <text:p text:style-name="P13">yum search stellarium</text:p>
      <text:p text:style-name="P13"/>
      <text:p text:style-name="P22">*** <text:span text:style-name="T10">EXEMPLO DO COMANDO YUM </text:span>***</text:p>
      <text:p text:style-name="P22"/>
      <text:p text:style-name="P14">Instalar pacotes:</text:p>
      <text:p text:style-name="P14">yum [-y] install ssh</text:p>
      <text:p text:style-name="P14"/>
      <text:p text:style-name="P14">Remover pacotes:</text:p>
      <text:p text:style-name="P14">yum remove whois</text:p>
      <text:p text:style-name="P14"/>
      <text:p text:style-name="P15">Mostrar grupos de pacotes e informações:</text:p>
      <text:p text:style-name="P15">yum grouplist</text:p>
      <text:p text:style-name="P15"/>
      <text:p text:style-name="P15">Atualização geral de pacotes do sistema:</text:p>
      <text:p text:style-name="P15">yum update</text:p>
      <text:p text:style-name="P15"/>
      <text:p text:style-name="P15">Atualizar pacote específico:</text:p>
      <text:p text:style-name="P16">yum update ssh</text:p>
      <text:p text:style-name="P16"/>
      <text:p text:style-name="P23">*** YUM-EXTENDER ***</text:p>
      <text:p text:style-name="P23"/>
      <text:p text:style-name="P18">Interface gráfica para o yum</text:p>
      <text:p text:style-name="P18">Instale com:</text:p>
      <text:p text:style-name="P18"/>
      <text:p text:style-name="P18">yum install yumex.noarch</text:p>
      <text:p text:style-name="P18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17:05:13.669226295</meta:creation-date>
    <dc:date>2020-06-23T22:52:05.468319804</dc:date>
    <meta:editing-duration>PT2H41M8S</meta:editing-duration>
    <meta:editing-cycles>11</meta:editing-cycles>
    <meta:generator>LibreOffice/6.4.3.2$Linux_X86_64 LibreOffice_project/40$Build-2</meta:generator>
    <meta:document-statistic meta:table-count="0" meta:image-count="0" meta:object-count="0" meta:page-count="2" meta:paragraph-count="55" meta:word-count="228" meta:character-count="1553" meta:non-whitespace-character-count="1362"/>
  </office:meta>
</office:document-meta>
</file>